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Standard" style:family="paragraph">
      <style:text-properties fo:font-size="16pt" style:font-size-asian="16pt" style:font-size-complex="16pt"/>
    </style:style>
    <style:style style:name="T3" style:parent-style-name="Основнойшрифтабзаца" style:family="text">
      <style:text-properties fo:font-weight="bold" style:font-weight-asian="bold" style:font-weight-complex="bold" fo:font-size="16pt" style:font-size-asian="16pt" style:font-size-complex="16pt"/>
    </style:style>
    <style:style style:name="T4" style:parent-style-name="Основнойшрифтабзаца" style:family="text">
      <style:text-properties fo:font-size="16pt" style:font-size-asian="16pt" style:font-size-complex="16pt"/>
    </style:style>
    <style:style style:name="T5" style:parent-style-name="Основнойшрифтабзаца" style:family="text">
      <style:text-properties fo:font-style="italic" style:font-style-asian="italic" style:font-style-complex="italic" fo:font-size="16pt" style:font-size-asian="16pt" style:font-size-complex="16pt"/>
    </style:style>
    <style:style style:name="T6" style:parent-style-name="Основнойшрифтабзаца" style:family="text">
      <style:text-properties fo:font-weight="bold" style:font-weight-asian="bold" style:font-weight-complex="bold" fo:font-size="16pt" style:font-size-asian="16pt" style:font-size-complex="16pt"/>
    </style:style>
    <style:style style:name="T7" style:parent-style-name="Основнойшрифтабзаца" style:family="text">
      <style:text-properties fo:font-weight="bold" style:font-weight-asian="bold" style:font-weight-complex="bold" fo:font-size="16pt" style:font-size-asian="16pt" style:font-size-complex="16pt"/>
    </style:style>
    <style:style style:name="T8" style:parent-style-name="Основнойшрифтабзаца" style:family="text">
      <style:text-properties fo:font-weight="bold" style:font-weight-asian="bold" style:font-weight-complex="bold" fo:font-size="16pt" style:font-size-asian="16pt" style:font-size-complex="16pt"/>
    </style:style>
    <style:style style:name="T9" style:parent-style-name="Основнойшрифтабзаца" style:family="text">
      <style:text-properties fo:font-size="16pt" style:font-size-asian="16pt" style:font-size-complex="16pt"/>
    </style:style>
    <style:style style:name="T10" style:parent-style-name="Основнойшрифтабзаца" style:family="text">
      <style:text-properties fo:font-style="italic" style:font-style-asian="italic" style:font-style-complex="italic" fo:font-size="16pt" style:font-size-asian="16pt" style:font-size-complex="16pt"/>
    </style:style>
    <style:style style:name="T11" style:parent-style-name="Основнойшрифтабзаца" style:family="text">
      <style:text-properties fo:font-weight="bold" style:font-weight-asian="bold" style:font-weight-complex="bold" fo:font-size="16pt" style:font-size-asian="16pt" style:font-size-complex="16pt"/>
    </style:style>
    <style:style style:name="T12" style:parent-style-name="Основнойшрифтабзаца" style:family="text">
      <style:text-properties fo:font-size="16pt" style:font-size-asian="16pt" style:font-size-complex="16pt"/>
    </style:style>
    <style:style style:name="T13" style:parent-style-name="Основнойшрифтабзаца" style:family="text">
      <style:text-properties fo:font-style="italic" style:font-style-asian="italic" style:font-style-complex="italic" fo:font-size="16pt" style:font-size-asian="16pt" style:font-size-complex="16pt"/>
    </style:style>
    <style:style style:name="T14" style:parent-style-name="Основнойшрифтабзаца" style:family="text">
      <style:text-properties fo:font-style="italic" style:font-style-asian="italic" style:font-style-complex="italic" fo:font-size="16pt" style:font-size-asian="16pt" style:font-size-complex="16pt"/>
    </style:style>
    <style:style style:name="P15" style:parent-style-name="Standard" style:family="paragraph">
      <style:text-properties fo:font-size="16pt" style:font-size-asian="16pt" style:font-size-complex="16pt"/>
    </style:style>
    <style:style style:name="T16" style:parent-style-name="Основнойшрифтабзаца" style:family="text">
      <style:text-properties fo:font-weight="bold" style:font-weight-asian="bold" style:font-weight-complex="bold" fo:font-size="16pt" style:font-size-asian="16pt" style:font-size-complex="16pt"/>
    </style:style>
    <style:style style:name="T17" style:parent-style-name="Основнойшрифтабзаца" style:family="text">
      <style:text-properties fo:font-size="16pt" style:font-size-asian="16pt" style:font-size-complex="16pt"/>
    </style:style>
    <style:style style:name="T18" style:parent-style-name="Основнойшрифтабзаца" style:family="text">
      <style:text-properties style:font-name-asian="Times New Roman" style:font-name-complex="Times New Roman" fo:color="#000000" fo:font-size="16pt" style:font-size-asian="16pt" style:font-size-complex="16pt" style:language-asian="ru" style:country-asian="RU"/>
    </style:style>
    <style:style style:name="T19" style:parent-style-name="Основнойшрифтабзаца" style:family="text">
      <style:text-properties style:font-name-asian="Times New Roman" style:font-name-complex="Times New Roman" fo:color="#000000" fo:font-size="16pt" style:font-size-asian="16pt" style:font-size-complex="16pt" style:language-asian="ru" style:country-asian="RU"/>
    </style:style>
    <style:style style:name="T20" style:parent-style-name="Основнойшрифтабзаца" style:family="text">
      <style:text-properties style:font-name-asian="Times New Roman" style:font-name-complex="Times New Roman" fo:font-weight="bold" style:font-weight-asian="bold" style:font-weight-complex="bold" fo:color="#000000" fo:font-size="16pt" style:font-size-asian="16pt" style:font-size-complex="16pt" style:language-asian="ru" style:country-asian="RU"/>
    </style:style>
    <style:style style:name="T21" style:parent-style-name="Основнойшрифтабзаца" style:family="text">
      <style:text-properties style:font-name-asian="Times New Roman" style:font-name-complex="Times New Roman" fo:color="#000000" fo:font-size="16pt" style:font-size-asian="16pt" style:font-size-complex="16pt" style:language-asian="ru" style:country-asian="RU"/>
    </style:style>
    <style:style style:name="T22" style:parent-style-name="Основнойшрифтабзаца" style:family="text">
      <style:text-properties style:font-name-asian="Times New Roman" style:font-name-complex="Times New Roman" fo:color="#000000" fo:font-size="16pt" style:font-size-asian="16pt" style:font-size-complex="16pt" style:language-asian="ru" style:country-asian="RU"/>
    </style:style>
    <style:style style:name="T23" style:parent-style-name="Основнойшрифтабзаца" style:family="text">
      <style:text-properties style:font-name-asian="Times New Roman" style:font-name-complex="Times New Roman" fo:color="#000000" fo:font-size="16pt" style:font-size-asian="16pt" style:font-size-complex="16pt" fo:language="en" fo:country="US" style:language-asian="ru" style:country-asian="RU"/>
    </style:style>
    <style:style style:name="P24" style:parent-style-name="Standard" style:family="paragraph">
      <style:text-properties style:font-name-asian="Times New Roman" style:font-name-complex="Times New Roman" fo:color="#000000" fo:font-size="16pt" style:font-size-asian="16pt" style:font-size-complex="16pt" fo:language="en" fo:country="US" style:language-asian="ru" style:country-asian="RU"/>
    </style:style>
    <style:style style:name="P25" style:parent-style-name="Standard" style:family="paragraph">
      <style:text-properties style:font-name-asian="Times New Roman" style:font-name-complex="Times New Roman" fo:color="#000000" fo:font-size="16pt" style:font-size-asian="16pt" style:font-size-complex="16pt" fo:language="en" fo:country="US" style:language-asian="ru" style:country-asian="RU"/>
    </style:style>
    <style:style style:name="P26" style:parent-style-name="Standard" style:family="paragraph">
      <style:text-properties style:font-name-asian="Times New Roman" style:font-name-complex="Times New Roman" fo:color="#000000" fo:font-size="16pt" style:font-size-asian="16pt" style:font-size-complex="16pt" fo:language="en" fo:country="US" style:language-asian="ru" style:country-asian="RU"/>
    </style:style>
    <style:style style:name="T27" style:parent-style-name="Основнойшрифтабзаца" style:family="text">
      <style:text-properties style:font-name-asian="Times New Roman" style:font-name-complex="Times New Roman" fo:color="#000000" fo:font-size="16pt" style:font-size-asian="16pt" style:font-size-complex="16pt" fo:language="en" fo:country="US" style:language-asian="ru" style:country-asian="RU"/>
    </style:style>
    <style:style style:name="T28" style:parent-style-name="Основнойшрифтабзаца" style:family="text">
      <style:text-properties style:font-name-asian="Times New Roman" style:font-name-complex="Times New Roman" fo:color="#000000" fo:font-size="16pt" style:font-size-asian="16pt" style:font-size-complex="16pt" style:language-asian="ru" style:country-asian="RU"/>
    </style:style>
    <style:style style:name="P29" style:parent-style-name="Standard" style:family="paragraph">
      <style:text-properties style:font-name-asian="Times New Roman" style:font-name-complex="Times New Roman" fo:color="#000000" fo:font-size="16pt" style:font-size-asian="16pt" style:font-size-complex="16pt" style:language-asian="ru" style:country-asian="RU"/>
    </style:style>
    <style:style style:name="P30" style:parent-style-name="Standard" style:family="paragraph">
      <style:text-properties style:font-name-asian="Times New Roman" style:font-name-complex="Times New Roman" fo:color="#000000" fo:font-size="16pt" style:font-size-asian="16pt" style:font-size-complex="16pt" style:language-asian="ru" style:country-asian="RU"/>
    </style:style>
    <style:style style:name="T31" style:parent-style-name="Основнойшрифтабзаца" style:family="text">
      <style:text-properties style:font-name-asian="Times New Roman" style:font-name-complex="Times New Roman" fo:font-weight="bold" style:font-weight-asian="bold" style:font-weight-complex="bold" fo:color="#000000" fo:font-size="16pt" style:font-size-asian="16pt" style:font-size-complex="16pt" style:language-asian="ru" style:country-asian="RU"/>
    </style:style>
    <style:style style:name="T32" style:parent-style-name="Основнойшрифтабзаца" style:family="text">
      <style:text-properties style:font-name-asian="Times New Roman" style:font-name-complex="Times New Roman" fo:font-weight="bold" style:font-weight-asian="bold" style:font-weight-complex="bold" fo:color="#000000" fo:font-size="16pt" style:font-size-asian="16pt" style:font-size-complex="16pt" style:language-asian="ru" style:country-asian="RU"/>
    </style:style>
    <style:style style:name="T33" style:parent-style-name="Основнойшрифтабзаца" style:family="text">
      <style:text-properties style:font-name-asian="Times New Roman" style:font-name-complex="Times New Roman" fo:font-weight="bold" style:font-weight-asian="bold" style:font-weight-complex="bold" fo:color="#000000" fo:font-size="16pt" style:font-size-asian="16pt" style:font-size-complex="16pt" fo:language="en" fo:country="US" style:language-asian="ru" style:country-asian="RU"/>
    </style:style>
    <style:style style:name="P34"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35"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36"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37"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38"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39"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40"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41"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42"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43"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44"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45"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46"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47"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T48"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49"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50"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51"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52"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P53" style:parent-style-name="Standard" style:family="paragraph">
      <style:text-properties style:font-name-asian="Times New Roman" style:font-name-complex="Times New Roman" fo:color="#000000" fo:font-size="9pt" style:font-size-asian="9pt" style:font-size-complex="9pt" style:language-asian="ru" style:country-asian="RU"/>
    </style:style>
    <style:style style:name="T54"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55"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56"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57"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58"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59"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60"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61"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62"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P63"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64"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65"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66"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67"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68"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69"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70"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71"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72"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73" style:parent-style-name="Standard" style:family="paragraph">
      <style:text-properties style:font-name-asian="Times New Roman" style:font-name-complex="Times New Roman" fo:color="#000000" fo:font-size="9pt" style:font-size-asian="9pt" style:font-size-complex="9pt" style:language-asian="ru" style:country-asian="RU"/>
    </style:style>
    <style:style style:name="P74" style:parent-style-name="Standard" style:family="paragraph">
      <style:text-properties style:font-name-asian="Times New Roman" style:font-name-complex="Times New Roman" fo:color="#000000" fo:font-size="9pt" style:font-size-asian="9pt" style:font-size-complex="9pt" style:language-asian="ru" style:country-asian="RU"/>
    </style:style>
    <style:style style:name="T75"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76"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77"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78"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79"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80"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81"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82"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83"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84"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85"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86"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87"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88"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89"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90"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91"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92"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93"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94"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95"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96"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97"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98"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99"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100"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101"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102"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103"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104"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105"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106"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107"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P108" style:parent-style-name="Standard" style:family="paragraph">
      <style:text-properties style:font-name-asian="Times New Roman" style:font-name-complex="Times New Roman" fo:color="#000000" fo:font-size="9pt" style:font-size-asian="9pt" style:font-size-complex="9pt" style:language-asian="ru" style:country-asian="RU"/>
    </style:style>
    <style:style style:name="T109"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110"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111"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112"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113"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114"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115"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116"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117"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118"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119"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120"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121"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122"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123"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124"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125"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126"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127"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128"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P129" style:parent-style-name="Standard" style:family="paragraph">
      <style:text-properties style:font-name-asian="Times New Roman" style:font-name-complex="Times New Roman" fo:color="#000000" fo:font-size="9pt" style:font-size-asian="9pt" style:font-size-complex="9pt" style:language-asian="ru" style:country-asian="RU"/>
    </style:style>
    <style:style style:name="T130"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131"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P132"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33"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34"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35"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36"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37"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38"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39"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40"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41"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42"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43"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44"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45"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46"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47"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48"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49"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50"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51"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52"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53"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54"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55"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56"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57"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58"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59"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60"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61"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62"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63"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64"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65"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66"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67"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68"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69"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70"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71"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72"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T173"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174"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175"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176"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177"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178"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179"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P180" style:parent-style-name="Standard" style:family="paragraph">
      <style:text-properties style:font-name-asian="Times New Roman" style:font-name-complex="Times New Roman" fo:color="#000000" fo:font-size="9pt" style:font-size-asian="9pt" style:font-size-complex="9pt" style:language-asian="ru" style:country-asian="RU"/>
    </style:style>
    <style:style style:name="P181" style:parent-style-name="Standard" style:family="paragraph">
      <style:text-properties style:font-name-asian="Times New Roman" style:font-name-complex="Times New Roman" fo:color="#000000" fo:font-size="9pt" style:font-size-asian="9pt" style:font-size-complex="9pt" style:language-asian="ru" style:country-asian="RU"/>
    </style:style>
    <style:style style:name="T182"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183"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184"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P185"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86"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87"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88"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89"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90"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91"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92"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93"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94"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95"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96"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97"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98"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199"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200"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201"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T202"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203"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204"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205"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206"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07"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08"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09"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10"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11"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212"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13"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214"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15"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216"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17"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18"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19"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20"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21"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222"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23"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224"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25"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226"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27"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28"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29"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30"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31"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P232"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233"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T234"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235"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36"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37"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38"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39"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40"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241"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42"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243"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44"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245"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46"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47"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P248"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T249"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250"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P251" style:parent-style-name="Standard" style:family="paragraph">
      <style:text-properties style:font-name-asian="Times New Roman" style:font-name-complex="Times New Roman" fo:color="#000000" fo:font-size="9pt" style:font-size-asian="9pt" style:font-size-complex="9pt" style:language-asian="ru" style:country-asian="RU"/>
    </style:style>
    <style:style style:name="T252"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53"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254"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55"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256"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57"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258"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P259" style:parent-style-name="Standard" style:family="paragraph">
      <style:text-properties style:font-name-asian="Times New Roman" style:font-name-complex="Times New Roman" fo:color="#000000" fo:font-size="9pt" style:font-size-asian="9pt" style:font-size-complex="9pt" style:language-asian="ru" style:country-asian="RU"/>
    </style:style>
    <style:style style:name="T260"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61"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62"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63"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T264"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P265" style:parent-style-name="Standard" style:family="paragraph">
      <style:text-properties style:font-name-asian="Times New Roman" style:font-name-complex="Times New Roman" fo:color="#000000" fo:font-size="9pt" style:font-size-asian="9pt" style:font-size-complex="9pt" style:language-asian="ru" style:country-asian="RU"/>
    </style:style>
    <style:style style:name="T266"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67"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68" style:parent-style-name="Основнойшрифтабзаца" style:family="text">
      <style:text-properties style:font-name-asian="Times New Roman" style:font-name-complex="Times New Roman" fo:color="#000000" fo:font-size="9pt" style:font-size-asian="9pt" style:font-size-complex="9pt" style:language-asian="ru" style:country-asian="RU"/>
    </style:style>
    <style:style style:name="T269" style:parent-style-name="Основнойшрифтабзаца" style:family="text">
      <style:text-properties style:font-name-asian="Times New Roman" style:font-name-complex="Times New Roman" fo:color="#000000" fo:font-size="9pt" style:font-size-asian="9pt" style:font-size-complex="9pt" fo:language="en" fo:country="US" style:language-asian="ru" style:country-asian="RU"/>
    </style:style>
    <style:style style:name="P270"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271"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272"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273"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274"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275"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276"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277"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278"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P279" style:parent-style-name="Standard" style:family="paragraph">
      <style:text-properties style:font-name-asian="Times New Roman" style:font-name-complex="Times New Roman" fo:color="#000000" fo:font-size="9pt" style:font-size-asian="9pt" style:font-size-complex="9pt" fo:language="en" fo:country="US" style:language-asian="ru" style:country-asian="RU"/>
    </style:style>
    <style:style style:name="T280" style:parent-style-name="Основнойшрифтабзаца" style:family="text">
      <style:text-properties style:font-name-asian="Times New Roman" style:font-name-complex="Times New Roman" fo:font-weight="bold" style:font-weight-asian="bold" style:font-weight-complex="bold" fo:color="#000000" fo:font-size="16pt" style:font-size-asian="16pt" style:font-size-complex="16pt" style:language-asian="ru" style:country-asian="RU"/>
    </style:style>
    <style:style style:name="T281" style:parent-style-name="Основнойшрифтабзаца" style:family="text">
      <style:text-properties style:font-name-asian="Times New Roman" style:font-name-complex="Times New Roman" fo:font-weight="bold" style:font-weight-asian="bold" style:font-weight-complex="bold" fo:color="#000000" fo:font-size="16pt" style:font-size-asian="16pt" style:font-size-complex="16pt" style:language-asian="ru" style:country-asian="RU"/>
    </style:style>
    <style:style style:name="P282" style:parent-style-name="Безинтервала" style:family="paragraph">
      <style:text-properties fo:font-size="9pt" style:font-size-asian="9pt" style:font-size-complex="9pt" fo:language="en" fo:country="US" style:language-asian="ru" style:country-asian="RU"/>
    </style:style>
    <style:style style:name="T283" style:parent-style-name="Основнойшрифтабзаца" style:family="text">
      <style:text-properties fo:font-size="9pt" style:font-size-asian="9pt" style:font-size-complex="9pt" fo:language="en" fo:country="US" style:language-asian="ru" style:country-asian="RU"/>
    </style:style>
    <style:style style:name="P284" style:parent-style-name="Standard" style:family="paragraph">
      <style:text-properties style:font-name-asian="Times New Roman" style:font-name-complex="Times New Roman" fo:font-weight="bold" style:font-weight-asian="bold" style:font-weight-complex="bold" fo:color="#000000" fo:font-size="16pt" style:font-size-asian="16pt" style:font-size-complex="16pt" style:language-asian="ru" style:country-asian="RU"/>
    </style:style>
    <style:style style:name="P285" style:parent-style-name="Безинтервала" style:family="paragraph">
      <style:text-properties fo:font-size="9pt" style:font-size-asian="9pt" style:font-size-complex="9pt" fo:language="en" fo:country="US" style:language-asian="ru" style:country-asian="RU"/>
    </style:style>
    <style:style style:name="P286" style:parent-style-name="Безинтервала" style:family="paragraph">
      <style:text-properties fo:font-size="9pt" style:font-size-asian="9pt" style:font-size-complex="9pt" fo:language="en" fo:country="US" style:language-asian="ru" style:country-asian="RU"/>
    </style:style>
    <style:style style:name="P287" style:parent-style-name="Безинтервала" style:family="paragraph">
      <style:text-properties fo:font-size="9pt" style:font-size-asian="9pt" style:font-size-complex="9pt" fo:language="en" fo:country="US" style:language-asian="ru" style:country-asian="RU"/>
    </style:style>
    <style:style style:name="P288" style:parent-style-name="Безинтервала" style:family="paragraph">
      <style:text-properties fo:font-size="9pt" style:font-size-asian="9pt" style:font-size-complex="9pt" fo:language="en" fo:country="US" style:language-asian="ru" style:country-asian="RU"/>
    </style:style>
    <style:style style:name="P289" style:parent-style-name="Безинтервала" style:family="paragraph">
      <style:text-properties fo:font-size="9pt" style:font-size-asian="9pt" style:font-size-complex="9pt" fo:language="en" fo:country="US" style:language-asian="ru" style:country-asian="RU"/>
    </style:style>
    <style:style style:name="P290" style:parent-style-name="Безинтервала" style:family="paragraph">
      <style:text-properties fo:font-size="9pt" style:font-size-asian="9pt" style:font-size-complex="9pt" fo:language="en" fo:country="US" style:language-asian="ru" style:country-asian="RU"/>
    </style:style>
    <style:style style:name="P291" style:parent-style-name="Безинтервала" style:family="paragraph">
      <style:text-properties fo:font-size="9pt" style:font-size-asian="9pt" style:font-size-complex="9pt" fo:language="en" fo:country="US" style:language-asian="ru" style:country-asian="RU"/>
    </style:style>
    <style:style style:name="P292" style:parent-style-name="Безинтервала" style:family="paragraph">
      <style:text-properties fo:font-size="9pt" style:font-size-asian="9pt" style:font-size-complex="9pt" fo:language="en" fo:country="US" style:language-asian="ru" style:country-asian="RU"/>
    </style:style>
    <style:style style:name="P293" style:parent-style-name="Безинтервала" style:family="paragraph">
      <style:text-properties fo:font-size="9pt" style:font-size-asian="9pt" style:font-size-complex="9pt" fo:language="en" fo:country="US" style:language-asian="ru" style:country-asian="RU"/>
    </style:style>
    <style:style style:name="P294" style:parent-style-name="Безинтервала" style:family="paragraph">
      <style:text-properties fo:font-size="9pt" style:font-size-asian="9pt" style:font-size-complex="9pt" fo:language="en" fo:country="US" style:language-asian="ru" style:country-asian="RU"/>
    </style:style>
    <style:style style:name="P295" style:parent-style-name="Безинтервала" style:family="paragraph">
      <style:text-properties fo:font-size="9pt" style:font-size-asian="9pt" style:font-size-complex="9pt" fo:language="en" fo:country="US" style:language-asian="ru" style:country-asian="RU"/>
    </style:style>
    <style:style style:name="P296" style:parent-style-name="Безинтервала" style:family="paragraph">
      <style:text-properties fo:font-size="9pt" style:font-size-asian="9pt" style:font-size-complex="9pt" fo:language="en" fo:country="US" style:language-asian="ru" style:country-asian="RU"/>
    </style:style>
    <style:style style:name="P297" style:parent-style-name="Безинтервала" style:family="paragraph">
      <style:text-properties fo:font-size="9pt" style:font-size-asian="9pt" style:font-size-complex="9pt" fo:language="en" fo:country="US" style:language-asian="ru" style:country-asian="RU"/>
    </style:style>
    <style:style style:name="P298" style:parent-style-name="Безинтервала" style:family="paragraph">
      <style:text-properties fo:font-size="9pt" style:font-size-asian="9pt" style:font-size-complex="9pt" fo:language="en" fo:country="US" style:language-asian="ru" style:country-asian="RU"/>
    </style:style>
    <style:style style:name="P299" style:parent-style-name="Безинтервала" style:family="paragraph">
      <style:text-properties fo:font-size="9pt" style:font-size-asian="9pt" style:font-size-complex="9pt" fo:language="en" fo:country="US" style:language-asian="ru" style:country-asian="RU"/>
    </style:style>
    <style:style style:name="P300" style:parent-style-name="Безинтервала" style:family="paragraph">
      <style:text-properties fo:font-size="9pt" style:font-size-asian="9pt" style:font-size-complex="9pt" fo:language="en" fo:country="US" style:language-asian="ru" style:country-asian="RU"/>
    </style:style>
    <style:style style:name="P301" style:parent-style-name="Безинтервала" style:family="paragraph">
      <style:text-properties fo:font-size="9pt" style:font-size-asian="9pt" style:font-size-complex="9pt" fo:language="en" fo:country="US" style:language-asian="ru" style:country-asian="RU"/>
    </style:style>
    <style:style style:name="P302" style:parent-style-name="Безинтервала" style:family="paragraph">
      <style:text-properties fo:font-size="9pt" style:font-size-asian="9pt" style:font-size-complex="9pt" fo:language="en" fo:country="US" style:language-asian="ru" style:country-asian="RU"/>
    </style:style>
    <style:style style:name="P303" style:parent-style-name="Безинтервала" style:family="paragraph">
      <style:text-properties fo:font-size="9pt" style:font-size-asian="9pt" style:font-size-complex="9pt" fo:language="en" fo:country="US" style:language-asian="ru" style:country-asian="RU"/>
    </style:style>
    <style:style style:name="P304" style:parent-style-name="Безинтервала" style:family="paragraph">
      <style:text-properties fo:font-size="9pt" style:font-size-asian="9pt" style:font-size-complex="9pt" fo:language="en" fo:country="US" style:language-asian="ru" style:country-asian="RU"/>
    </style:style>
    <style:style style:name="P305" style:parent-style-name="Безинтервала" style:family="paragraph">
      <style:text-properties fo:font-size="9pt" style:font-size-asian="9pt" style:font-size-complex="9pt" fo:language="en" fo:country="US" style:language-asian="ru" style:country-asian="RU"/>
    </style:style>
    <style:style style:name="P306" style:parent-style-name="Безинтервала" style:family="paragraph">
      <style:text-properties fo:font-size="9pt" style:font-size-asian="9pt" style:font-size-complex="9pt" fo:language="en" fo:country="US" style:language-asian="ru" style:country-asian="RU"/>
    </style:style>
    <style:style style:name="P307" style:parent-style-name="Безинтервала" style:family="paragraph">
      <style:text-properties fo:font-size="9pt" style:font-size-asian="9pt" style:font-size-complex="9pt" fo:language="en" fo:country="US" style:language-asian="ru" style:country-asian="RU"/>
    </style:style>
    <style:style style:name="P308" style:parent-style-name="Безинтервала" style:family="paragraph">
      <style:text-properties fo:font-size="9pt" style:font-size-asian="9pt" style:font-size-complex="9pt" fo:language="en" fo:country="US" style:language-asian="ru" style:country-asian="RU"/>
    </style:style>
    <style:style style:name="P309" style:parent-style-name="Безинтервала" style:family="paragraph">
      <style:text-properties fo:font-size="9pt" style:font-size-asian="9pt" style:font-size-complex="9pt" fo:language="de" fo:country="DE" style:language-asian="ru" style:country-asian="RU"/>
    </style:style>
    <style:style style:name="P310" style:parent-style-name="Безинтервала" style:family="paragraph">
      <style:text-properties fo:font-size="9pt" style:font-size-asian="9pt" style:font-size-complex="9pt" fo:language="en" fo:country="US" style:language-asian="ru" style:country-asian="RU"/>
    </style:style>
    <style:style style:name="P311" style:parent-style-name="Безинтервала" style:family="paragraph">
      <style:text-properties fo:font-size="9pt" style:font-size-asian="9pt" style:font-size-complex="9pt" fo:language="en" fo:country="US" style:language-asian="ru" style:country-asian="RU"/>
    </style:style>
    <style:style style:name="P312" style:parent-style-name="Безинтервала" style:family="paragraph">
      <style:text-properties fo:font-size="9pt" style:font-size-asian="9pt" style:font-size-complex="9pt" fo:language="en" fo:country="US" style:language-asian="ru" style:country-asian="RU"/>
    </style:style>
    <style:style style:name="P313" style:parent-style-name="Безинтервала" style:family="paragraph">
      <style:text-properties fo:font-size="9pt" style:font-size-asian="9pt" style:font-size-complex="9pt" fo:language="en" fo:country="US" style:language-asian="ru" style:country-asian="RU"/>
    </style:style>
    <style:style style:name="P314" style:parent-style-name="Безинтервала" style:family="paragraph">
      <style:text-properties fo:font-size="9pt" style:font-size-asian="9pt" style:font-size-complex="9pt" fo:language="en" fo:country="US" style:language-asian="ru" style:country-asian="RU"/>
    </style:style>
    <style:style style:name="P315" style:parent-style-name="Безинтервала" style:family="paragraph">
      <style:text-properties fo:font-size="9pt" style:font-size-asian="9pt" style:font-size-complex="9pt" fo:language="en" fo:country="US" style:language-asian="ru" style:country-asian="RU"/>
    </style:style>
    <style:style style:name="P316" style:parent-style-name="Безинтервала" style:family="paragraph">
      <style:text-properties fo:font-size="9pt" style:font-size-asian="9pt" style:font-size-complex="9pt" fo:language="en" fo:country="US" style:language-asian="ru" style:country-asian="RU"/>
    </style:style>
    <style:style style:name="P317" style:parent-style-name="Безинтервала" style:family="paragraph">
      <style:text-properties fo:font-size="9pt" style:font-size-asian="9pt" style:font-size-complex="9pt" fo:language="en" fo:country="US" style:language-asian="ru" style:country-asian="RU"/>
    </style:style>
    <style:style style:name="P318" style:parent-style-name="Безинтервала" style:family="paragraph">
      <style:text-properties fo:font-size="9pt" style:font-size-asian="9pt" style:font-size-complex="9pt" fo:language="en" fo:country="US" style:language-asian="ru" style:country-asian="RU"/>
    </style:style>
    <style:style style:name="P319" style:parent-style-name="Безинтервала" style:family="paragraph">
      <style:text-properties fo:font-size="9pt" style:font-size-asian="9pt" style:font-size-complex="9pt" fo:language="en" fo:country="US" style:language-asian="ru" style:country-asian="RU"/>
    </style:style>
    <style:style style:name="P320" style:parent-style-name="Безинтервала" style:family="paragraph">
      <style:text-properties fo:font-size="9pt" style:font-size-asian="9pt" style:font-size-complex="9pt" fo:language="en" fo:country="US" style:language-asian="ru" style:country-asian="RU"/>
    </style:style>
    <style:style style:name="P321" style:parent-style-name="Безинтервала" style:family="paragraph">
      <style:text-properties fo:font-size="9pt" style:font-size-asian="9pt" style:font-size-complex="9pt" fo:language="en" fo:country="US" style:language-asian="ru" style:country-asian="RU"/>
    </style:style>
    <style:style style:name="P322" style:parent-style-name="Безинтервала" style:family="paragraph">
      <style:text-properties fo:font-size="9pt" style:font-size-asian="9pt" style:font-size-complex="9pt" fo:language="en" fo:country="US" style:language-asian="ru" style:country-asian="RU"/>
    </style:style>
    <style:style style:name="P323" style:parent-style-name="Безинтервала" style:family="paragraph">
      <style:text-properties fo:font-size="9pt" style:font-size-asian="9pt" style:font-size-complex="9pt" fo:language="en" fo:country="US" style:language-asian="ru" style:country-asian="RU"/>
    </style:style>
    <style:style style:name="P324" style:parent-style-name="Безинтервала" style:family="paragraph">
      <style:text-properties fo:font-size="9pt" style:font-size-asian="9pt" style:font-size-complex="9pt" fo:language="en" fo:country="US" style:language-asian="ru" style:country-asian="RU"/>
    </style:style>
    <style:style style:name="P325" style:parent-style-name="Безинтервала" style:family="paragraph">
      <style:text-properties fo:font-size="9pt" style:font-size-asian="9pt" style:font-size-complex="9pt" fo:language="en" fo:country="US" style:language-asian="ru" style:country-asian="RU"/>
    </style:style>
    <style:style style:name="P326" style:parent-style-name="Безинтервала" style:family="paragraph">
      <style:text-properties fo:font-size="9pt" style:font-size-asian="9pt" style:font-size-complex="9pt" fo:language="en" fo:country="US" style:language-asian="ru" style:country-asian="RU"/>
    </style:style>
    <style:style style:name="P327" style:parent-style-name="Безинтервала" style:family="paragraph">
      <style:text-properties fo:font-size="9pt" style:font-size-asian="9pt" style:font-size-complex="9pt" fo:language="en" fo:country="US" style:language-asian="ru" style:country-asian="RU"/>
    </style:style>
    <style:style style:name="P328" style:parent-style-name="Безинтервала" style:family="paragraph">
      <style:text-properties fo:font-size="9pt" style:font-size-asian="9pt" style:font-size-complex="9pt" fo:language="en" fo:country="US" style:language-asian="ru" style:country-asian="RU"/>
    </style:style>
    <style:style style:name="P329" style:parent-style-name="Безинтервала" style:family="paragraph">
      <style:text-properties fo:font-size="9pt" style:font-size-asian="9pt" style:font-size-complex="9pt" fo:language="en" fo:country="US" style:language-asian="ru" style:country-asian="RU"/>
    </style:style>
    <style:style style:name="P330" style:parent-style-name="Безинтервала" style:family="paragraph">
      <style:text-properties fo:font-size="9pt" style:font-size-asian="9pt" style:font-size-complex="9pt" style:language-asian="ru" style:country-asian="RU"/>
    </style:style>
    <style:style style:name="T331" style:parent-style-name="Основнойшрифтабзаца" style:family="text">
      <style:text-properties style:font-name-asian="Times New Roman" style:font-name-complex="Times New Roman" fo:font-weight="bold" style:font-weight-asian="bold" style:font-weight-complex="bold" fo:color="#000000" fo:font-size="16pt" style:font-size-asian="16pt" style:font-size-complex="16pt" style:language-asian="ru" style:country-asian="RU"/>
    </style:style>
    <style:style style:name="T332" style:parent-style-name="Основнойшрифтабзаца" style:family="text">
      <style:text-properties style:font-name-asian="Times New Roman" style:font-name-complex="Times New Roman" fo:color="#000000" fo:font-size="16pt" style:font-size-asian="16pt" style:font-size-complex="16pt" style:language-asian="ru" style:country-asian="RU"/>
    </style:style>
    <style:style style:name="T333" style:parent-style-name="Основнойшрифтабзаца" style:family="text">
      <style:text-properties style:font-name-asian="Times New Roman" style:font-name-complex="Times New Roman" fo:color="#000000" fo:font-size="16pt" style:font-size-asian="16pt" style:font-size-complex="16pt" style:language-asian="ru" style:country-asian="RU"/>
    </style:style>
    <style:style style:name="T334" style:parent-style-name="Основнойшрифтабзаца" style:family="text">
      <style:text-properties style:font-name-asian="Times New Roman" style:font-name-complex="Times New Roman" fo:color="#000000" fo:font-size="16pt" style:font-size-asian="16pt" style:font-size-complex="16pt" style:language-asian="ru" style:country-asian="RU"/>
    </style:style>
    <style:style style:name="T335" style:parent-style-name="Основнойшрифтабзаца" style:family="text">
      <style:text-properties style:font-name-asian="Times New Roman" style:font-name-complex="Times New Roman" fo:color="#000000" fo:font-size="16pt" style:font-size-asian="16pt" style:font-size-complex="16pt" style:language-asian="ru" style:country-asian="RU"/>
    </style:style>
    <style:style style:name="T336" style:parent-style-name="Основнойшрифтабзаца" style:family="text">
      <style:text-properties style:font-name-asian="Times New Roman" style:font-name-complex="Times New Roman" fo:color="#000000" fo:font-size="16pt" style:font-size-asian="16pt" style:font-size-complex="16pt" style:language-asian="ru" style:country-asian="RU"/>
    </style:style>
    <style:style style:name="T337" style:parent-style-name="Основнойшрифтабзаца" style:family="text">
      <style:text-properties style:font-name-asian="Times New Roman" style:font-name-complex="Times New Roman" fo:color="#000000" fo:font-size="16pt" style:font-size-asian="16pt" style:font-size-complex="16pt" style:language-asian="ru" style:country-asian="RU"/>
    </style:style>
    <style:style style:name="T338" style:parent-style-name="Основнойшрифтабзаца" style:family="text">
      <style:text-properties style:font-name-asian="Times New Roman" style:font-name-complex="Times New Roman" fo:color="#000000" fo:font-size="16pt" style:font-size-asian="16pt" style:font-size-complex="16pt" style:language-asian="ru" style:country-asian="RU"/>
    </style:style>
    <style:style style:name="P339" style:parent-style-name="Standard" style:family="paragraph">
      <style:text-properties style:font-name-asian="Times New Roman" style:font-name-complex="Times New Roman" fo:color="#000000" fo:font-size="16pt" style:font-size-asian="16pt" style:font-size-complex="16pt" style:language-asian="ru" style:country-asian="RU"/>
    </style:style>
    <style:style style:name="P340" style:parent-style-name="Standard" style:family="paragraph">
      <style:text-properties style:font-name-asian="Times New Roman" style:font-name-complex="Times New Roman" fo:color="#000000" fo:font-size="16pt" style:font-size-asian="16pt" style:font-size-complex="16pt" style:language-asian="ru" style:country-asian="RU"/>
    </style:style>
    <style:style style:name="P341" style:parent-style-name="Standard" style:family="paragraph">
      <style:text-properties style:font-name-asian="Times New Roman" style:font-name-complex="Times New Roman" fo:color="#000000" fo:font-size="16pt" style:font-size-asian="16pt" style:font-size-complex="16pt" style:language-asian="ru" style:country-asian="RU"/>
    </style:style>
    <style:style style:name="P342" style:parent-style-name="Standard" style:family="paragraph">
      <style:text-properties style:font-name-asian="Times New Roman" style:font-name-complex="Times New Roman" fo:color="#000000" fo:font-size="16pt" style:font-size-asian="16pt" style:font-size-complex="16pt" style:language-asian="ru" style:country-asian="RU"/>
    </style:style>
  </office:automatic-styles>
  <office:body>
    <office:text text:use-soft-page-breaks="true">
      <text:p text:style-name="P1">Отчет</text:p>
      <text:p text:style-name="P2"/>
      <text:p text:style-name="Standard"><text:span text:style-name="T3">Предмет</text:span><text:span text:style-name="T4"><text:s/>-<text:s/></text:span><text:span text:style-name="T5">операционные системы</text:span></text:p>
      <text:p text:style-name="Standard"><text:span text:style-name="T6">Лабораторн</text:span><text:span text:style-name="T7">ая</text:span><text:span text:style-name="T8"><text:s/>работа</text:span><text:span text:style-name="T9"><text:s/></text:span><text:span text:style-name="T10"><text:s/>4</text:span></text:p>
      <text:p text:style-name="Standard"><text:span text:style-name="T11">Выполнил<text:s/></text:span><text:span text:style-name="T12">—<text:s/></text:span><text:span text:style-name="T13">студент группы М80-208Б-17<text:s/></text:span><text:span text:style-name="T14">Захаров Игорь</text:span></text:p>
      <text:p text:style-name="P15"/>
      <text:p text:style-name="Standard"><text:span text:style-name="T16">Задание</text:span><text:span text:style-name="T17">:<text:s/></text:span><text:span text:style-name="T18">7.</text:span><text:span text:style-name="T19"><text:tab/>На вход программе подается название 2-ух файлов. Необходимо отсортировать оба файла (каждый в отдельном процессе) произвольной сортировкой (на усмотрение студента). Содержимое обоих файлов вывести в стандартный поток вывода родительским процессом.</text:span></text:p>
      <text:p text:style-name="Standard"><text:span text:style-name="T20">Ход решения:<text:s/></text:span><text:span text:style-name="T21">для решения данной задачи нам понадобятся следующие основные функции:</text:span></text:p>
      <text:p text:style-name="Standard"><text:span text:style-name="T22"><text:tab/></text:span><text:span text:style-name="T23">1)fork()</text:span></text:p>
      <text:p text:style-name="P24"><text:tab/>2) shm_open()</text:p>
      <text:p text:style-name="P25"><text:tab/>3) ftruncate()</text:p>
      <text:p text:style-name="P26"><text:tab/>4) mmap()</text:p>
      <text:p text:style-name="Standard"><text:span text:style-name="T27"><text:tab/></text:span><text:span text:style-name="T28">5)close()</text:span></text:p>
      <text:p text:style-name="P29"><text:line-break/>Через mmap() выделяется общая память, по размеру равная общему кол-ву чисел в файлах. ф-ции sort() заполняют две её части из каждого файла и сортируют, потом пишут обратно в файлы. затем в родительском процессе происходит вывод чисел их этой памяти.</text:p>
      <text:p text:style-name="P30"/>
      <text:p text:style-name="Standard"><text:span text:style-name="T31">Л</text:span><text:span text:style-name="T32">истинг</text:span><text:span text:style-name="T33">:</text:span></text:p>
      <text:p text:style-name="P34">#include &lt;stdio.h&gt;</text:p>
      <text:p text:style-name="P35">#include &lt;stdlib.h&gt;</text:p>
      <text:p text:style-name="P36">#include &lt;unistd.h&gt;</text:p>
      <text:p text:style-name="P37">#include &lt;sys/wait.h&gt;</text:p>
      <text:p text:style-name="P38">#include &lt;errno.h&gt;</text:p>
      <text:p text:style-name="P39">#include &lt;math.h&gt;</text:p>
      <text:p text:style-name="P40">#include &lt;sys/mman.h&gt;</text:p>
      <text:p text:style-name="P41">#include &lt;pthread.h&gt;</text:p>
      <text:p text:style-name="P42">// number of numbers in file</text:p>
      <text:p text:style-name="P43">size_t filesize(char *fname) {</text:p>
      <text:p text:style-name="P44"><text:tab/>FILE <text:s/>*fp = fopen(fname, "r");</text:p>
      <text:p text:style-name="P45"><text:tab/>size_t sz = 0;</text:p>
      <text:p text:style-name="P46"><text:s text:c="4"/></text:p>
      <text:p text:style-name="P47"><text:s text:c="4"/>if (fp) {</text:p>
      <text:p text:style-name="Standard"><text:span text:style-name="T48"><text:tab/></text:span><text:span text:style-name="T49"><text:tab/>int</text:span><text:span text:style-name="T50"><text:s/></text:span><text:span text:style-name="T51">num</text:span><text:span text:style-name="T52">;</text:span></text:p>
      <text:p text:style-name="P53"><text:tab/><text:tab/></text:p>
      <text:p text:style-name="Standard"><text:span text:style-name="T54"><text:tab/></text:span><text:span text:style-name="T55"><text:tab/>// более универсально, чем сравнивать с<text:s/></text:span><text:span text:style-name="T56">EOF</text:span></text:p>
      <text:p text:style-name="Standard"><text:span text:style-name="T57"><text:tab/></text:span><text:span text:style-name="T58"><text:tab/>// тк прервётся и в том случае, если встретит не-</text:span><text:span text:style-name="T59">int</text:span></text:p>
      <text:p text:style-name="Standard"><text:span text:style-name="T60"><text:tab/></text:span><text:span text:style-name="T61"><text:tab/></text:span><text:span text:style-name="T62">while ((fscanf(fp, "%d ", &amp;num) == 1))</text:span></text:p>
      <text:p text:style-name="P63"><text:tab/><text:tab/><text:tab/>sz++;</text:p>
      <text:p text:style-name="P64"/>
      <text:p text:style-name="P65"><text:tab/><text:tab/>fclose(fp);</text:p>
      <text:p text:style-name="P66"><text:tab/>}</text:p>
      <text:p text:style-name="P67"/>
      <text:p text:style-name="P68"><text:s text:c="4"/>return sz;</text:p>
      <text:soft-page-break/>
      <text:p text:style-name="P69">}</text:p>
      <text:p text:style-name="P70"/>
      <text:p text:style-name="P71">int cmpfunc (const void * a, const void * b) {</text:p>
      <text:p text:style-name="P72"><text:s text:c="4"/>return ( *(int*)a - *(int*)b );</text:p>
      <text:p text:style-name="P73">}</text:p>
      <text:p text:style-name="P74"/>
      <text:p text:style-name="Standard"><text:span text:style-name="T75">//<text:s/></text:span><text:span text:style-name="T76">file</text:span><text:span text:style-name="T77"><text:s/></text:span><text:span text:style-name="T78">sorting</text:span><text:span text:style-name="T79"><text:s/></text:span></text:p>
      <text:p text:style-name="Standard"><text:span text:style-name="T80">//<text:s/></text:span><text:span text:style-name="T81">size</text:span><text:span text:style-name="T82">_</text:span><text:span text:style-name="T83">t</text:span><text:span text:style-name="T84"><text:s/>- особый тип для хранения размеров</text:span></text:p>
      <text:p text:style-name="Standard"><text:span text:style-name="T85">int</text:span><text:span text:style-name="T86"><text:s/></text:span><text:span text:style-name="T87">sort</text:span><text:span text:style-name="T88">(</text:span><text:span text:style-name="T89">char</text:span><text:span text:style-name="T90"><text:s/>*</text:span><text:span text:style-name="T91">fname</text:span><text:span text:style-name="T92">,<text:s/></text:span><text:span text:style-name="T93">int</text:span><text:span text:style-name="T94"><text:s/>*</text:span><text:span text:style-name="T95">ar</text:span><text:span text:style-name="T96">,<text:s/></text:span><text:span text:style-name="T97">size</text:span><text:span text:style-name="T98">_</text:span><text:span text:style-name="T99">t</text:span><text:span text:style-name="T100"><text:s/></text:span><text:span text:style-name="T101">sz</text:span><text:span text:style-name="T102">) {</text:span></text:p>
      <text:p text:style-name="Standard"><text:span text:style-name="T103"><text:s text:c="4"/></text:span><text:span text:style-name="T104">int</text:span><text:span text:style-name="T105"><text:s/></text:span><text:span text:style-name="T106">err</text:span><text:span text:style-name="T107"><text:s/>= 0;</text:span></text:p>
      <text:p text:style-name="P108"><text:s text:c="4"/></text:p>
      <text:p text:style-name="Standard"><text:span text:style-name="T109"><text:s text:c="4"/></text:span><text:span text:style-name="T110">if</text:span><text:span text:style-name="T111"><text:s/>(</text:span><text:span text:style-name="T112">fname</text:span><text:span text:style-name="T113"><text:s/>&amp;&amp;<text:s/></text:span><text:span text:style-name="T114">ar</text:span><text:span text:style-name="T115"><text:s/>&amp;&amp;<text:s/></text:span><text:span text:style-name="T116">sz</text:span><text:span text:style-name="T117">) {</text:span></text:p>
      <text:p text:style-name="Standard"><text:span text:style-name="T118"><text:s text:c="8"/></text:span><text:span text:style-name="T119">FILE</text:span><text:span text:style-name="T120"><text:s/>*</text:span><text:span text:style-name="T121">f</text:span><text:span text:style-name="T122"><text:s/>=<text:s/></text:span><text:span text:style-name="T123">fopen</text:span><text:span text:style-name="T124">(</text:span><text:span text:style-name="T125">fname</text:span><text:span text:style-name="T126">, "</text:span><text:span text:style-name="T127">r</text:span><text:span text:style-name="T128">");</text:span></text:p>
      <text:p text:style-name="P129"><text:s text:c="8"/></text:p>
      <text:p text:style-name="Standard"><text:span text:style-name="T130"><text:s text:c="8"/></text:span><text:span text:style-name="T131">if (f) {</text:span></text:p>
      <text:p text:style-name="P132"><text:s text:c="12"/>for (size_t i = 0; i &lt; sz; i++)<text:s/></text:p>
      <text:p text:style-name="P133"><text:s text:c="16"/>fscanf(f, "%d ", &amp;ar[i]);</text:p>
      <text:p text:style-name="P134"/>
      <text:p text:style-name="P135"><text:s text:c="12"/>qsort(ar, sz, sizeof(int), cmpfunc);</text:p>
      <text:p text:style-name="P136"/>
      <text:p text:style-name="P137"><text:tab/><text:tab/><text:tab/>f = fopen(fname, "w");</text:p>
      <text:p text:style-name="P138"><text:s text:c="12"/>for (size_t i = 0; i &lt; sz; i++)</text:p>
      <text:p text:style-name="P139"><text:s text:c="16"/>fprintf(f, "%d ", ar[i]);</text:p>
      <text:p text:style-name="P140"/>
      <text:p text:style-name="P141"><text:s text:c="12"/>fprintf(f, "\n");</text:p>
      <text:p text:style-name="P142"><text:s text:c="12"/></text:p>
      <text:p text:style-name="P143"><text:s text:c="12"/>fclose(f);</text:p>
      <text:p text:style-name="P144"><text:s text:c="8"/>}</text:p>
      <text:p text:style-name="P145"><text:s text:c="8"/>else</text:p>
      <text:p text:style-name="P146"><text:s text:c="12"/>err = 1;</text:p>
      <text:p text:style-name="P147"><text:s text:c="4"/>}</text:p>
      <text:p text:style-name="P148"><text:s text:c="4"/>return err;</text:p>
      <text:p text:style-name="P149">}</text:p>
      <text:p text:style-name="P150"/>
      <text:p text:style-name="P151">// printing function for parent process</text:p>
      <text:p text:style-name="P152">void parent(int *ar, size_t sz) {</text:p>
      <text:p text:style-name="P153"><text:tab/>if (ar &amp;&amp; sz &gt; 0) {</text:p>
      <text:p text:style-name="P154"><text:tab/><text:tab/>for (size_t i = 0; i &lt; sz; ++i)</text:p>
      <text:p text:style-name="P155"><text:tab/><text:tab/><text:tab/>printf("%d ", ar[i]);</text:p>
      <text:p text:style-name="P156"/>
      <text:p text:style-name="P157"><text:tab/><text:tab/>printf("\n");</text:p>
      <text:p text:style-name="P158"><text:tab/>}</text:p>
      <text:p text:style-name="P159">}</text:p>
      <text:p text:style-name="P160"/>
      <text:p text:style-name="P161">int usage() {</text:p>
      <text:p text:style-name="P162"><text:tab/>printf("Usage: ./a.out file1 file2\n");</text:p>
      <text:p text:style-name="P163"><text:tab/>return 1;</text:p>
      <text:p text:style-name="P164">}</text:p>
      <text:p text:style-name="P165"/>
      <text:p text:style-name="P166">int main(int argc, char **argv) {</text:p>
      <text:p text:style-name="P167"><text:s text:c="4"/>int <text:s/>err = 0;</text:p>
      <text:p text:style-name="P168"><text:s text:c="4"/>int <text:s/>s1, s2;</text:p>
      <text:p text:style-name="P169"><text:tab/>int *ar;</text:p>
      <text:p text:style-name="P170"><text:s text:c="4"/></text:p>
      <text:p text:style-name="P171"><text:s text:c="4"/>if (argc == 3) {</text:p>
      <text:p text:style-name="P172"><text:tab/><text:tab/>s1 = filesize(argv[1]);</text:p>
      <text:p text:style-name="Standard"><text:span text:style-name="T173"><text:tab/></text:span><text:span text:style-name="T174"><text:tab/>s</text:span><text:span text:style-name="T175">2 =<text:s/></text:span><text:span text:style-name="T176">filesize</text:span><text:span text:style-name="T177">(</text:span><text:span text:style-name="T178">argv</text:span><text:span text:style-name="T179">[2]);</text:span></text:p>
      <text:p text:style-name="P180"/>
      <text:p text:style-name="P181"><text:tab/><text:tab/>// Теперь этот указатель доступен во всех процессах</text:p>
      <text:p text:style-name="Standard"><text:span text:style-name="T182"><text:tab/></text:span><text:span text:style-name="T183"><text:tab/></text:span><text:span text:style-name="T184">ar = mmap(NULL, (s1 + s2) * sizeof(int), PROT_WRITE | PROT_READ, MAP_ANONYMOUS | MAP_SHARED, -1, 0);</text:span></text:p>
      <text:p text:style-name="P185"/>
      <text:p text:style-name="P186"><text:tab/><text:tab/>if (!ar)</text:p>
      <text:p text:style-name="P187"><text:tab/><text:tab/><text:tab/>printf("Seems no memory was allocated\n");</text:p>
      <text:p text:style-name="P188"><text:tab/></text:p>
      <text:p text:style-name="P189"><text:s text:c="8"/>int pid1 = fork();</text:p>
      <text:p text:style-name="P190"><text:s text:c="8"/>if (pid1 &lt; 0) {</text:p>
      <text:p text:style-name="P191"><text:s text:c="12"/>perror("Fork error: ");</text:p>
      <text:p text:style-name="P192"><text:s text:c="12"/>err = -1;</text:p>
      <text:p text:style-name="P193"><text:s text:c="8"/>}</text:p>
      <text:soft-page-break/>
      <text:p text:style-name="P194"><text:s text:c="8"/>else if (!pid1) {</text:p>
      <text:p text:style-name="P195"><text:s text:c="12"/>int pid2 = fork();</text:p>
      <text:p text:style-name="P196"><text:s text:c="12"/></text:p>
      <text:p text:style-name="P197"><text:s text:c="12"/>if (pid2 &lt; 0) {</text:p>
      <text:p text:style-name="P198"><text:s text:c="16"/>perror("Fork error: ");</text:p>
      <text:p text:style-name="P199"><text:s text:c="16"/>err = -2;</text:p>
      <text:p text:style-name="P200"><text:s text:c="12"/>}</text:p>
      <text:p text:style-name="P201"><text:s text:c="12"/>else if (!pid2)</text:p>
      <text:p text:style-name="Standard"><text:span text:style-name="T202"><text:tab/></text:span><text:span text:style-name="T203"><text:tab/></text:span><text:span text:style-name="T204"><text:tab/></text:span><text:span text:style-name="T205"><text:tab/></text:span><text:span text:style-name="T206">/*</text:span></text:p>
      <text:p text:style-name="Standard"><text:span text:style-name="T207"><text:tab/></text:span><text:span text:style-name="T208"><text:tab/></text:span><text:span text:style-name="T209"><text:tab/></text:span><text:span text:style-name="T210"><text:tab/><text:s/>*<text:s/></text:span><text:span text:style-name="T211">ar</text:span><text:span text:style-name="T212"><text:s/>+<text:s/></text:span><text:span text:style-name="T213">s</text:span><text:span text:style-name="T214">1 - передача указателя на<text:s/></text:span><text:span text:style-name="T215">s</text:span><text:span text:style-name="T216">1-ый элемент массива</text:span></text:p>
      <text:p text:style-name="Standard"><text:span text:style-name="T217"><text:tab/></text:span><text:span text:style-name="T218"><text:tab/></text:span><text:span text:style-name="T219"><text:tab/></text:span><text:span text:style-name="T220"><text:tab/><text:s/>* таким образом, ф-иця<text:s/></text:span><text:span text:style-name="T221">sort</text:span><text:span text:style-name="T222">() может начать записывать с<text:s/></text:span><text:span text:style-name="T223">ar</text:span><text:span text:style-name="T224">[</text:span><text:span text:style-name="T225">s</text:span><text:span text:style-name="T226">1]</text:span></text:p>
      <text:p text:style-name="Standard"><text:span text:style-name="T227"><text:tab/></text:span><text:span text:style-name="T228"><text:tab/></text:span><text:span text:style-name="T229"><text:tab/></text:span><text:span text:style-name="T230"><text:tab/><text:s/></text:span><text:span text:style-name="T231">* и до конца</text:span></text:p>
      <text:p text:style-name="P232"><text:tab/><text:tab/><text:tab/><text:tab/><text:s/>*/</text:p>
      <text:p text:style-name="P233"><text:s text:c="16"/>err = sort(argv[2], ar + s1, s2);</text:p>
      <text:p text:style-name="Standard"><text:span text:style-name="T234"><text:s text:c="12"/>else</text:span><text:span text:style-name="T235"><text:s/>{</text:span></text:p>
      <text:p text:style-name="Standard"><text:span text:style-name="T236"><text:tab/></text:span><text:span text:style-name="T237"><text:tab/></text:span><text:span text:style-name="T238"><text:tab/></text:span><text:span text:style-name="T239"><text:tab/>/* Ф-ция ниже пишет с<text:s/></text:span><text:span text:style-name="T240">ar</text:span><text:span text:style-name="T241">[0] по<text:s/></text:span><text:span text:style-name="T242">ar</text:span><text:span text:style-name="T243">[</text:span><text:span text:style-name="T244">s</text:span><text:span text:style-name="T245">1 - 1] */</text:span></text:p>
      <text:p text:style-name="Standard"><text:span text:style-name="T246"><text:s text:c="16"/></text:span><text:span text:style-name="T247">err = sort(argv[1], ar, s1);</text:span></text:p>
      <text:p text:style-name="P248"><text:s text:c="16"/>waitpid(pid2, 0, 0);</text:p>
      <text:p text:style-name="Standard"><text:span text:style-name="T249"><text:s text:c="12"/></text:span><text:span text:style-name="T250">}</text:span></text:p>
      <text:p text:style-name="P251"><text:s text:c="8"/>}</text:p>
      <text:p text:style-name="Standard"><text:span text:style-name="T252"><text:s text:c="8"/></text:span><text:span text:style-name="T253">else</text:span><text:span text:style-name="T254"><text:s/></text:span><text:span text:style-name="T255">if</text:span><text:span text:style-name="T256"><text:s/>(</text:span><text:span text:style-name="T257">pid</text:span><text:span text:style-name="T258">1) {</text:span></text:p>
      <text:p text:style-name="P259"><text:tab/><text:tab/><text:tab/>/*</text:p>
      <text:p text:style-name="Standard"><text:span text:style-name="T260"><text:tab/></text:span><text:span text:style-name="T261"><text:tab/></text:span><text:span text:style-name="T262"><text:tab/><text:s/>* После того, как ф-ции<text:s/></text:span><text:span text:style-name="T263">sort</text:span><text:span text:style-name="T264">() заполнили массив</text:span></text:p>
      <text:p text:style-name="P265"><text:tab/><text:tab/><text:tab/><text:s/>* числами в нужн. порядке, можно его вывести</text:p>
      <text:p text:style-name="Standard"><text:span text:style-name="T266"><text:tab/></text:span><text:span text:style-name="T267"><text:tab/></text:span><text:span text:style-name="T268"><text:tab/><text:s/></text:span><text:span text:style-name="T269">*/</text:span></text:p>
      <text:p text:style-name="P270"><text:s text:c="12"/>waitpid(pid1, 0, 0);</text:p>
      <text:p text:style-name="P271"><text:s text:c="12"/>parent (ar, s1 + s2);</text:p>
      <text:p text:style-name="P272"><text:s text:c="12"/>/* Освобождение mmap()-нутой памяти */</text:p>
      <text:p text:style-name="P273"><text:s text:c="12"/>munmap (ar, s1 + s2);</text:p>
      <text:p text:style-name="P274"><text:s text:c="8"/>}</text:p>
      <text:p text:style-name="P275"><text:s text:c="4"/>}</text:p>
      <text:p text:style-name="P276"><text:s text:c="4"/>else<text:s/></text:p>
      <text:p text:style-name="P277"><text:tab/><text:tab/>err = usage(); <text:s/></text:p>
      <text:p text:style-name="P278"><text:s text:c="4"/>return err;</text:p>
      <text:p text:style-name="P279">}</text:p>
      <text:p text:style-name="Standard"><text:span text:style-name="T280">Демонст</text:span><text:span text:style-name="T281">рация</text:span></text:p>
      <text:p text:style-name="P282">MacBook-Air-MacBook-3:OS4 macbookair$ ./a.out file1.txt file2.txt</text:p>
      <text:p text:style-name="Безинтервала"><text:span text:style-name="T283">0 0 0 0 0 0 0 0 0 0 0 0 0 0 0 0 0 0 0 0 0 0 0 0 0 0 0 0 0 0 0 0 0 0 0 0 0 0 0 0 2 2 2 2 2 2 2 2 2 2 2 2 2 2 2 2 2 2 2 2 2 2 2 2 2 2 2 2 2 2 2 2 2 2 2 2 2 2 2 2 2 4 4 4 4 4 4 4 4 4 4 4 4 4 4 4 4 4 4 4 4 4 4 4 4 4 4 4 4 4 4 4 4 4 4 4 4 4 4 4 4 13 13 13 13 13 13 13 13 13 13 13 13 13 13 13 13 13 13 13 13 13 13 13 13 13 13 13 13 13 13 13 13 13 13 13 13 13 13 13 13 19 134 134 134 134 134 134 134 134 134 134 134 134 134 134 134 134 134 134 134 134 134 134 134 134 134 134 134 134 134 134 134 134 134 134 134 134 134 134 134 134 192 192 192 192 192 192 192 192 192 192 192 192 192 192 192 192 192 192 192 192 192 192 192 192 192 192 192 192 192 192 192 192 192 192 192 192 192 192 192 0 0 0 0 0 0 0 0 0 0 0 0 0 0 0 0 0 0 0 0 0 0 0 0 0 0 0 0 0 0 0 0 0 0 0 0 0 0 0 0 0 0 0 0 0 0 0 0 0 0 0 0 0 0 0 0 0 0 0 0 0 0 0 0 0 0 0 0 0 0 0 0 0 0 0 2 2 2 2 2 2 2 2 2 2 2 2 2 2 2 2 2 2 2 2 2 2 2 2 2 2 2 2 2 2 2 2 2 2 2 2 2 2 2 2 2 2 2 2 2 2 2 2 2 2 2 2 2 2 2 2 2 2 2 2 2 2 2 2 2 2 2 2 2 2 2 2 2 2 2 3 3 3 3 3 3 3 3 3 3 3 3 3 3 3 3 3 3 3 3 3 3 3 3 3 3 3 3 3 3 3 3 3 3 3 3 3 3 3 3 3 3 3 3 3 3 3 3 3 3 3 3 3 3 3 3 3 3 3 3 3 3 3 3 3 3 3 3 3 3 3 3 3 3 3 4 4 4 4 4 4 4 4 4 4 4 4 4 4 4 4 4 4 4 4 4 4 4 4 4 4 4 4 4 4 4 4 4 4 4 4 4 4 4 4 4 4 4 4 4 4 4 4 4 4 4 4 4 4 4 4 4 4 4 4 4 4 4 4 4 4 4 4 4 4 4 4 4 4 4 12 12 12 12 12 12 12 12 12 12 12 12 12 12 12 12 12 12 12 12 12 12 12 12 12 12 12 12 12 12 12 12 12 12 12 12 12 12 12 12 12 12 12 12 12 12 12 12 12 12 12 12 12 12 12 12 12 12 12 12 12 12 12 12 12 12 12 12 12 12 12 12 12 12 12 42 42 42 42 42 42 42 42 42 42 42 42 42 42 42 42 42 42 42 42 42 42 42 42 42 42 42 42 42 42 42 42 42 42 42 42 42 42 42 42 42 42 42 42 42 42 42 42 42 42 42 42 42 42 42 42 42 42 42 42 42 42 42 42 42 42 42 42 42 42 42 42 42 42 42</text:span></text:p>
      <text:p text:style-name="P284">Strace</text:p>
      <text:p text:style-name="P285">MacBook-Air-MacBook-3:OS4 macbookair$ sudo dtruss ./a.out file1.txt file2.txt</text:p>
      <text:p text:style-name="P286">Password:</text:p>
      <text:p text:style-name="P287">dtrace: system integrity protection is on, some features will not be available</text:p>
      <text:p text:style-name="P288"/>
      <text:p text:style-name="P289">SYSCALL(args)<text:s/><text:tab/><text:tab/><text:s/>= return</text:p>
      <text:p text:style-name="P290">0 0 0 0 0 0 0 0 0 0 0 0 0 0 0 0 0 0 0 0 0 0 0 0 0 0 0 0 0 0 0 0 0 0 0 0 0 0 0 0 2 2 2 2 2 2 2 2 2 2 2 2 2 2 2 2 2 2 2 2 2 2 2 2 2 2 2 2 2 2 2 2 2 2 2 2 2 2 2 2 2 4 4 4 4 4 4 4 4 4 4 4 4 4 4 4 4 4 4 4 4 4 4 4 4 4 4 4 4 4 4 4 4 4 4 4 4 4 4 4 4 13 13 13 13 13 13 13 13 13 13 13 13 13 13 13 13 13 13 13 13 13 13 13 13 13 13 13 13 13 13 13 13 13 13 13 13 13 13 13 13 19 134 134 134 134 134 134 134 134 134 134 134 134 134 134 134 134 134 134 134 134 134 134 134 134 134 134 134 134 134 134 134 134 134 134 134 134 134 134 134 134 192 192 192 192 192 192 192 192 192 192 192 192 192 192 192 192 192 192 192 192 192 192 192 192 192 192 192 192 192 192 192 192 192 192 192 192 192 192 192 0 0 0 0 0 0 0 0 0 0 0 0 0 0 0 0 0 0 0 0 0 0 0 0 0 0 0 0 0 0 0 0 0 0 0 0 0 0 0 0 0 0 0 0 0 0 0 0 0 0 0 0 0 0 0 0 0 0 0 0 0 0 0 0 0 0 0 0 0 0 0 0 0 0 0 2 2 2 2 2 2 2 2 2 2 2 2 2 2 2 2 2 2 2 2 2 2 2 2 2 2 2 2 2 2 2 2 2 2 2 2 2 2 2 2 2 2 2 2 2 2 2 2 2 2 2 2 2 2 2 2 2 2 2 2 2 2 2 2 2 2 2 2 2 2 2 2 2 2 2 3 3 3 3 3 3 3 3 3 3 3 3 3 3 3 3 3 3 3 3 3 3 3 3 3 3 3 3 3 3 3 3 3 3 3 3 3 3 3 3 3 3 3 3 3 3 3 3 3 3 3 3 3 3 3 3 3 3 3 3 3 3 3 3 3 3 3 3 3 3 3 3 3 3 3 4 4 4 4 4 4 4 4 4 4 4 4 4 4 4 4 4 4 4 4 4 4 4 4 4 4 4 4 4 4 4 4 4 4 4 4 4 4 4 4 4 4 4 4 4 4 4 4 4 4 4 4 4 4 4 4 4 4 4 4 4 4 4 4 4 4 4 4 4 4 4 4 4 4 4 12 12 12 12 12 12 12 12 12 12 12 12 12 12 12 12 12 12 12 12 12 12 12 12 12 12 12 12 12 12 12 12 12 12 12 12 12 12 12 12 12 12 12 12 12 12 12 12 12 12 12 12 12 12 12 12 12 12 12 12 12 12 12<text:s/><text:soft-page-break/>12 12 12 12 12 12 12 12 12 12 12 12 42 42 42 42 42 42 42 42 42 42 42 42 42 42 42 42 42 42 42 42 42 42 42 42 42 42 42 42 42 42 42 42 42 42 42 42 42 42 42 42 42 42 42 42 42 42 42 42 42 42 42 42 42 42 42 42 42 42 42 42 42 42 42 42 42 42 42 42 42 42 42 42 42 42 42<text:s/></text:p>
      <text:p text:style-name="P291">open("/dev/dtracehelper\0", 0x2, 0xFFFFFFFFEEA33140)<text:tab/><text:tab/><text:s/>= 3 0</text:p>
      <text:p text:style-name="P292">ioctl(0x3, 0x80086804, 0x7FFEEEA32F50)<text:tab/><text:tab/><text:s/>= 0 0</text:p>
      <text:p text:style-name="P293">close(0x3)<text:tab/><text:tab/><text:s/>= 0 0</text:p>
      <text:p text:style-name="P294">access("/AppleInternal/XBS/.isChrooted\0", 0x0, 0x0)<text:tab/><text:tab/><text:s/>= -1 Err#2</text:p>
      <text:p text:style-name="P295">bsdthread_register(0x7FFF5DC87408, 0x7FFF5DC873F8, 0x2000)<text:tab/><text:tab/><text:s/>= 1073742047 0</text:p>
      <text:p text:style-name="P296">sysctlbyname(kern.bootargs, 0xD, 0x7FFEEEA323A0, 0x7FFEEEA32398, 0x0)<text:tab/><text:tab/><text:s/>= 0 0</text:p>
      <text:p text:style-name="P297">issetugid(0x0, 0x0, 0x0)<text:tab/><text:tab/><text:s/>= 0 0</text:p>
      <text:p text:style-name="P298">ioctl(0x2, 0x4004667A, 0x7FFEEEA31BB4)<text:tab/><text:tab/><text:s/>= 0 0</text:p>
      <text:p text:style-name="P299">mprotect(0x1011D3000, 0x1000, 0x0)<text:tab/><text:tab/><text:s/>= 0 0</text:p>
      <text:p text:style-name="P300">mprotect(0x1011D8000, 0x1000, 0x0)<text:tab/><text:tab/><text:s/>= 0 0</text:p>
      <text:p text:style-name="P301">mprotect(0x1011D9000, 0x1000, 0x0)<text:tab/><text:tab/><text:s/>= 0 0</text:p>
      <text:p text:style-name="P302">mprotect(0x1011DE000, 0x1000, 0x0)<text:tab/><text:tab/><text:s/>= 0 0</text:p>
      <text:p text:style-name="P303">mprotect(0x1011D1000, 0x90, 0x1)<text:tab/><text:tab/><text:s/>= 0 0</text:p>
      <text:p text:style-name="P304">mprotect(0x1011DF000, 0x1000, 0x1)<text:tab/><text:tab/><text:s/>= 0 0</text:p>
      <text:p text:style-name="P305">mprotect(0x1011D1000, 0x90, 0x3)<text:tab/><text:tab/><text:s/>= 0 0</text:p>
      <text:p text:style-name="P306">mprotect(0x1011D1000, 0x90, 0x1)<text:tab/><text:tab/><text:s/>= 0 0</text:p>
      <text:p text:style-name="P307">getentropy(0x7FFEEEA31D00, 0x20, 0x0)<text:tab/><text:tab/><text:s/>= 0 0</text:p>
      <text:p text:style-name="P308">getpid(0x0, 0x0, 0x0)<text:tab/><text:tab/><text:s/>= 56764 0</text:p>
      <text:p text:style-name="P309">stat64("/AppleInternal\0", 0x7FFEEEA32810, 0x0)<text:tab/><text:tab/><text:s/>= -1 Err#2</text:p>
      <text:p text:style-name="P310">csops(0xDDBC, 0x7, 0x7FFEEEA32340)<text:tab/><text:tab/><text:s/>= -1 Err#22</text:p>
      <text:p text:style-name="P311">proc_info(0x2, 0xDDBC, 0xD)<text:tab/><text:tab/><text:s/>= 64 0</text:p>
      <text:p text:style-name="P312">csops(0xDDBC, 0x7, 0x7FFEEEA31B90)<text:tab/><text:tab/><text:s/>= -1 Err#22</text:p>
      <text:p text:style-name="P313">getrlimit(0x1008, 0x7FFEEEA339B0, 0x0)<text:tab/><text:tab/><text:s/>= 0 0</text:p>
      <text:p text:style-name="P314">open_nocancel("file1.txt\0", 0x0, 0x1B6)<text:tab/><text:tab/><text:s/>= 3 0</text:p>
      <text:p text:style-name="P315">fstat64(0x3, 0x7FFEEEA33408, 0x0)<text:tab/><text:tab/><text:s/>= 0 0</text:p>
      <text:p text:style-name="P316">dtrace: error on enabled probe ID 2175 (ID 945: syscall::read_nocancel:return): invalid kernel access in action #12 at DIF offset 68</text:p>
      <text:p text:style-name="P317">dtrace: error on enabled probe ID 2175 (ID 945: syscall::read_nocancel:return): invalid kernel access in action #12 at DIF offset 68</text:p>
      <text:p text:style-name="P318">close_nocancel(0x3)<text:tab/><text:tab/><text:s/>= 0 0</text:p>
      <text:p text:style-name="P319">open_nocancel("file2.txt\0", 0x0, 0x1B6)<text:tab/><text:tab/><text:s/>= 3 0</text:p>
      <text:p text:style-name="P320">fstat64(0x3, 0x7FFEEEA33408, 0x0)<text:tab/><text:tab/><text:s/>= 0 0</text:p>
      <text:p text:style-name="P321">dtrace: error on enabled probe ID 2175 (ID 945: syscall::read_nocancel:return): invalid kernel access in action #12 at DIF offset 68</text:p>
      <text:p text:style-name="P322">dtrace: error on enabled probe ID 2175 (ID 945: syscall::read_nocancel:return): invalid kernel access in action #12 at DIF offset 68</text:p>
      <text:p text:style-name="P323">close_nocancel(0x3)<text:tab/><text:tab/><text:s/>= 0 0</text:p>
      <text:p text:style-name="P324">mmap(0x0, 0xACC, 0x3, 0x1001, 0xFFFFFFFFFFFFFFFF, 0x0)<text:tab/><text:tab/><text:s/>= 0x1011E0000 0</text:p>
      <text:p text:style-name="P325">fork()<text:tab/><text:tab/><text:s/>= 56765 0</text:p>
      <text:p text:style-name="P326">wait4(0xDDBD, 0x0, 0x0)<text:tab/><text:tab/><text:s/>= 56765 0</text:p>
      <text:p text:style-name="P327">fstat64(0x1, 0x7FFEEEA337C8, 0x0)<text:tab/><text:tab/><text:s/>= 0 0</text:p>
      <text:p text:style-name="P328">ioctl(0x1, 0x4004667A, 0x7FFEEEA33814)<text:tab/><text:tab/><text:s/>= 0 0</text:p>
      <text:p text:style-name="P329">dtrace: error on enabled probe ID 2173 (ID 947: syscall::write_nocancel:return): invalid kernel access in action #12 at DIF offset 68</text:p>
      <text:p text:style-name="P330">munmap(0x1011E0000, 0x2B3)<text:tab/><text:tab/><text:s/>= 0 0</text:p>
      <text:p text:style-name="Standard"><text:span text:style-name="T331">Вывод:</text:span></text:p>
      <text:p text:style-name="Standard"><text:span text:style-name="T332">Выполняя данную лабораторную работу я познакомился с еще одном способом передачи данных между процессами. Как по м</text:span><text:span text:style-name="T333">не этот способ не такой наглядный как, например, pipe c явной запись</text:span><text:span text:style-name="T334">ю</text:span><text:span text:style-name="T335"><text:s/>и чтением. Но в этом способе есть и свои плюс, один из них это не использования большого количества файловых дискрипторов, которое к сожалению в системе могут кончиться. <text:s/></text:span><text:span text:style-name="T336"><text:line-break/></text:span><text:span text:style-name="T337">Данная лаборато</text:span><text:span text:style-name="T338">рная работа послужит хорошим фундаментом для дальнейшего изучения курса.<text:s/></text:span></text:p>
      <text:p text:style-name="P339"/>
      <text:p text:style-name="P340"/>
      <text:p text:style-name="P341"/>
      <text:p text:style-name="P3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Безинтервала" style:display-name="Без интервала" style:family="paragraph">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ipovka.city@yandex.ru</dc:creator>
    <meta:creation-date>2018-10-22T03:01:00Z</meta:creation-date>
    <dc:date>2019-03-05T10:18:00Z</dc:date>
    <meta:template xlink:href="Normal.dotm" xlink:type="simple"/>
    <meta:editing-cycles>8</meta:editing-cycles>
    <meta:editing-duration>PT3480S</meta:editing-duration>
    <meta:document-statistic meta:page-count="4" meta:paragraph-count="20" meta:word-count="1506" meta:character-count="10072" meta:row-count="71" meta:non-whitespace-character-count="8586"/>
  </office:meta>
</office:document-meta>
</file>